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5.74pt"/>
    </style:style>
    <style:style style:name="co2" style:family="table-column">
      <style:table-column-properties fo:break-before="auto" style:column-width="118.86pt"/>
    </style:style>
    <style:style style:name="co3" style:family="table-column">
      <style:table-column-properties fo:break-before="auto" style:column-width="128.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  <style:text-properties fo:color="#ffffff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b2b2b2" fo:border="0.06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fo:border="0.06pt solid #000000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ource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MySQL</text:p>
          </table:table-cell>
          <table:table-cell table:style-name="ce1" office:value-type="string" calcext:value-type="string">
            <text:p>Java</text:p>
          </table:table-cell>
        </table:table-row>
        <table:table-row table:style-name="ro2" table:number-rows-repeated="26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ource Info" table:style-name="ta1">
        <table:table-column table:style-name="co4" table:default-cell-style-name="ce2"/>
        <table:table-column table:style-name="co4" table:number-columns-repeated="2" table:default-cell-style-name="ce3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MySQL</text:p>
          </table:table-cell>
          <table:table-cell table:style-name="ce1" office:value-type="string" calcext:value-type="string">
            <text:p>Java</text:p>
          </table:table-cell>
        </table:table-row>
        <table:table-row table:style-name="ro2" table:number-rows-repeated="26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rawled" table:style-name="ta1">
        <table:table-column table:style-name="co4" table:default-cell-style-name="ce2"/>
        <table:table-column table:style-name="co4" table:number-columns-repeated="2" table:default-cell-style-name="ce3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MySQL</text:p>
          </table:table-cell>
          <table:table-cell table:style-name="ce1" office:value-type="string" calcext:value-type="string">
            <text:p>Java</text:p>
          </table:table-cell>
        </table:table-row>
        <table:table-row table:style-name="ro2" table:number-rows-repeated="26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rawled Info" table:style-name="ta1">
        <table:table-column table:style-name="co4" table:default-cell-style-name="ce2"/>
        <table:table-column table:style-name="co4" table:number-columns-repeated="2" table:default-cell-style-name="ce3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MySQL</text:p>
          </table:table-cell>
          <table:table-cell table:style-name="ce1" office:value-type="string" calcext:value-type="string">
            <text:p>Java</text:p>
          </table:table-cell>
        </table:table-row>
        <table:table-row table:style-name="ro2" table:number-rows-repeated="26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17:47:46.998626855</meta:creation-date>
    <dc:date>2020-02-07T17:52:04.312354568</dc:date>
    <meta:editing-duration>PT4M19S</meta:editing-duration>
    <meta:editing-cycles>1</meta:editing-cycles>
    <meta:document-statistic meta:table-count="4" meta:cell-count="12" meta:object-count="0"/>
    <meta:generator>LibreOffice/6.0.7.3$Linux_X86_64 LibreOffice_project/00m0$Build-3</meta:generator>
  </office:meta>
</office:document-meta>
</file>